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October 18, 2021 (03:18: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9:19:00Z</meta:creation-date>
    <dc:date>2021-10-18T19:19:00Z</dc:date>
    <meta:user-defined meta:name="date" meta:value-type="string">October  18, 2021 (03:18: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